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fo:margin-right="-0.012cm" table:align="margins"/>
    </style:style>
    <style:style style:name="Tableau2.A" style:family="table-column">
      <style:table-column-properties style:column-width="4.286cm" style:rel-column-width="16511*"/>
    </style:style>
    <style:style style:name="Tableau2.B" style:family="table-column">
      <style:table-column-properties style:column-width="12.726cm" style:rel-column-width="49024*"/>
    </style:style>
    <style:style style:name="Tableau2.A1" style:family="table-cell">
      <style:table-cell-properties fo:padding="0.097cm" fo:border="none"/>
    </style:style>
    <style:style style:name="Tableau1" style:family="table">
      <style:table-properties style:width="17.013cm" fo:margin-left="0cm" fo:margin-right="-0.012cm" table:align="margins"/>
    </style:style>
    <style:style style:name="Tableau1.A" style:family="table-column">
      <style:table-column-properties style:column-width="4.128cm" style:rel-column-width="15899*"/>
    </style:style>
    <style:style style:name="Tableau1.B" style:family="table-column">
      <style:table-column-properties style:column-width="12.885cm" style:rel-column-width="49636*"/>
    </style:style>
    <style:style style:name="Tableau1.A1" style:family="table-cell">
      <style:table-cell-properties fo:padding="0.097cm" fo:border="none"/>
    </style:style>
    <style:style style:name="Tableau3" style:family="table">
      <style:table-properties style:width="17.013cm" fo:margin-left="0cm" fo:margin-right="-0.012cm" table:align="margins"/>
    </style:style>
    <style:style style:name="Tableau3.A" style:family="table-column">
      <style:table-column-properties style:column-width="1.323cm" style:rel-column-width="750*"/>
    </style:style>
    <style:style style:name="Tableau3.B" style:family="table-column">
      <style:table-column-properties style:column-width="3.281cm" style:rel-column-width="1860*"/>
    </style:style>
    <style:style style:name="Tableau3.C" style:family="table-column">
      <style:table-column-properties style:column-width="3.44cm" style:rel-column-width="1950*"/>
    </style:style>
    <style:style style:name="Tableau3.D" style:family="table-column">
      <style:table-column-properties style:column-width="8.969cm" style:rel-column-width="5085*"/>
    </style:style>
    <style:style style:name="Tableau3.A1" style:family="table-cell" style:data-style-name="N0">
      <style:table-cell-properties style:vertical-align="middle" fo:padding="0.097cm" fo:border="0.002cm solid #000000"/>
    </style:style>
    <style:style style:name="Tableau3.B1" style:family="table-cell">
      <style:table-cell-properties style:vertical-align="middle" fo:padding="0.097cm" fo:border-left="0.002cm solid #000000" fo:border-right="none" fo:border-top="0.002cm solid #000000" fo:border-bottom="0.002cm solid #000000"/>
    </style:style>
    <style:style style:name="Tableau3.D1" style:family="table-cell">
      <style:table-cell-properties style:vertical-align="middle" fo:padding="0.097cm" fo:border="0.002cm solid #000000"/>
    </style:style>
    <style:style style:name="Tableau3.A2" style:family="table-cell" style:data-style-name="N0">
      <style:table-cell-properties style:vertical-align="middle" fo:padding="0.097cm" fo:border-left="0.002cm solid #000000" fo:border-right="0.002cm solid #000000" fo:border-top="none" fo:border-bottom="0.002cm solid #000000"/>
    </style:style>
    <style:style style:name="Tableau3.B2" style:family="table-cell">
      <style:table-cell-properties style:vertical-align="middle" fo:padding="0.097cm" fo:border-left="0.002cm solid #000000" fo:border-right="none" fo:border-top="none" fo:border-bottom="0.002cm solid #000000"/>
    </style:style>
    <style:style style:name="Tableau3.D2" style:family="table-cell">
      <style:table-cell-properties style:vertical-align="middle" fo:padding="0.097cm" fo:border-left="0.002cm solid #000000" fo:border-right="0.002cm solid #000000" fo:border-top="none" fo:border-bottom="0.002cm solid #000000"/>
    </style:style>
    <style:style style:name="Tableau3.A3" style:family="table-cell" style:data-style-name="N0">
      <style:table-cell-properties style:vertical-align="middle" fo:padding="0.097cm" fo:border-left="0.002cm solid #000000" fo:border-right="none" fo:border-top="none" fo:border-bottom="0.002cm solid #000000"/>
    </style:style>
    <style:style style:name="Tableau4" style:family="table">
      <style:table-properties style:width="17.013cm" fo:margin-left="0cm" fo:margin-right="-0.012cm" table:align="margins"/>
    </style:style>
    <style:style style:name="Tableau4.A" style:family="table-column">
      <style:table-column-properties style:column-width="5.741cm" style:rel-column-width="3255*"/>
    </style:style>
    <style:style style:name="Tableau4.B" style:family="table-column">
      <style:table-column-properties style:column-width="11.271cm" style:rel-column-width="6390*"/>
    </style:style>
    <style:style style:name="Tableau4.A1" style:family="table-cell">
      <style:table-cell-properties style:vertical-align="middle" fo:padding="0.097cm" fo:border="none"/>
    </style:style>
    <style:style style:name="Tableau5" style:family="table">
      <style:table-properties style:width="17.013cm" fo:margin-left="0cm" fo:margin-right="-0.012cm" table:align="margins"/>
    </style:style>
    <style:style style:name="Tableau5.A" style:family="table-column">
      <style:table-column-properties style:column-width="5.741cm" style:rel-column-width="3255*"/>
    </style:style>
    <style:style style:name="Tableau5.B" style:family="table-column">
      <style:table-column-properties style:column-width="11.271cm" style:rel-column-width="6390*"/>
    </style:style>
    <style:style style:name="Tableau5.A1" style:family="table-cell">
      <style:table-cell-properties style:vertical-align="middle" fo:padding="0.097cm" fo:border="none"/>
    </style:style>
    <style:style style:name="P1" style:family="paragraph" style:parent-style-name="Footer">
      <style:paragraph-properties fo:margin-left="0cm" fo:margin-right="0cm" fo:text-indent="0cm" style:auto-text-indent="false"/>
    </style:style>
    <style:style style:name="P2" style:family="paragraph" style:parent-style-name="Table_20_Contents">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Footer">
      <style:paragraph-properties fo:text-align="end" style:justify-single-word="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margin-top="0cm" fo:margin-bottom="0.409cm"/>
    </style:style>
    <style:style style:name="P11" style:family="paragraph" style:parent-style-name="Heading_20_1">
      <style:paragraph-properties fo:break-before="pag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paragraph-properties fo:margin-left="0cm" fo:margin-right="0cm" fo:text-align="center" style:justify-single-word="false" fo:text-indent="0cm" style:auto-text-indent="false"/>
    </style:style>
    <style:style style:name="P16" style:family="paragraph" style:parent-style-name="Title" style:master-page-name="First_20_Page">
      <style:paragraph-properties style:page-number="auto"/>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fo:background-color="#ff3333">
        <style:background-image/>
      </style:paragraph-properties>
    </style:style>
    <style:style style:name="T1" style:family="text">
      <style:text-properties style:use-window-font-color="true"/>
    </style:style>
    <style:style style:name="T2" style:family="text">
      <style:text-properties style:use-window-font-color="true" style:text-underline-style="solid" style:text-underline-width="auto" style:text-underline-color="font-color"/>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PI de gérération aléatoire de ressources</text:p>
      <text:p text:style-name="Subtitle">Cahier des charges</text:p>
      <text:p text:style-name="Subtitle">Version 1.0 du mardi 10 avril 201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2" table:style-name="Tableau2">
        <table:table-column table:style-name="Tableau2.A"/>
        <table:table-column table:style-name="Tableau2.B"/>
        <table:table-row>
          <table:table-cell table:style-name="Tableau2.A1" office:value-type="string">
            <text:p text:style-name="Table_20_Contents">Par</text:p>
          </table:table-cell>
          <table:table-cell table:style-name="Tableau2.A1" office:value-type="string">
            <text:p text:style-name="P9">Jordan JUVENTIN de <text:a xlink:type="simple" xlink:href="http://2dtension.fr/" text:style-name="Internet_20_link" text:visited-style-name="Visited_20_Internet_20_Link"><text:span text:style-name="T1">2dtension.fr</text:span></text:a></text:p>
            <text:p text:style-name="P9">en coopération avec</text:p>
            <text:p text:style-name="P9">Florian RAMBUR <text:a xlink:type="simple" xlink:href="http://florianrambur.com/" text:style-name="Internet_20_link" text:visited-style-name="Visited_20_Internet_20_Link"><text:span text:style-name="T2">florianrambur.com</text:span></text:a></text:p>
          </table:table-cell>
        </table:table-row>
        <table:table-row>
          <table:table-cell table:style-name="Tableau2.A1" office:value-type="string">
            <text:p text:style-name="Table_20_Contents">Pour</text:p>
          </table:table-cell>
          <table:table-cell table:style-name="Tableau2.A1" office:value-type="string">
            <text:p text:style-name="P2"><draw:a xlink:type="simple" xlink:href="http://www.ecvdigital.fr/campus/paris/"><draw:frame draw:style-name="fr1" draw:name="HTTP://WWW.ECVDIGITAL.FR/CAMPUS/PARIS/" text:anchor-type="paragraph" svg:x="0cm" svg:y="0.053cm" svg:width="12.532cm" style:rel-width="100%" svg:height="3.2cm" style:rel-height="scale" draw:z-index="0"><draw:image xlink:href="http://www.ecvdigital.fr/wp-content/themes/ecvdigital/images/icons/logo-new.svg" xlink:type="simple" xlink:show="embed" xlink:actuate="onLoad"/></draw:frame></draw:a></text:p>
          </table:table-cell>
        </table:table-row>
      </table:table>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Sommaire</text:p>
          </text:index-title>
          <text:p text:style-name="P6"><text:a xlink:type="simple" xlink:href="#__RefHeading__131_1287379622" text:style-name="Internet_20_link" text:visited-style-name="Internet_20_link">Définition des termes employés<text:tab/></text:a><text:a xlink:type="simple" xlink:href="#__RefHeading__131_1287379622" text:style-name="Internet_20_link" text:visited-style-name="Internet_20_link"><text:span text:style-name="Internet_20_link">3</text:span></text:a></text:p>
          <text:p text:style-name="P6"><text:a xlink:type="simple" xlink:href="#__RefHeading__133_1287379622" text:style-name="Internet_20_link" text:visited-style-name="Internet_20_link">Expression des besoins<text:tab/></text:a><text:a xlink:type="simple" xlink:href="#__RefHeading__133_1287379622" text:style-name="Internet_20_link" text:visited-style-name="Internet_20_link"><text:span text:style-name="Internet_20_link">4</text:span></text:a></text:p>
          <text:p text:style-name="P7"><text:a xlink:type="simple" xlink:href="#__RefHeading__135_1287379622" text:style-name="Internet_20_link" text:visited-style-name="Internet_20_link">Préambule<text:tab/></text:a><text:a xlink:type="simple" xlink:href="#__RefHeading__135_1287379622" text:style-name="Internet_20_link" text:visited-style-name="Internet_20_link"><text:span text:style-name="Internet_20_link">4</text:span></text:a></text:p>
          <text:p text:style-name="P7"><text:a xlink:type="simple" xlink:href="#__RefHeading__169_1287379622" text:style-name="Internet_20_link" text:visited-style-name="Internet_20_link">Besoins fonctionnels<text:tab/></text:a><text:a xlink:type="simple" xlink:href="#__RefHeading__169_1287379622" text:style-name="Internet_20_link" text:visited-style-name="Internet_20_link"><text:span text:style-name="Internet_20_link">4</text:span></text:a></text:p>
          <text:p text:style-name="P8"><text:a xlink:type="simple" xlink:href="#__RefHeading__171_1287379622" text:style-name="Internet_20_link" text:visited-style-name="Internet_20_link">A propos du format<text:tab/></text:a><text:a xlink:type="simple" xlink:href="#__RefHeading__171_1287379622" text:style-name="Internet_20_link" text:visited-style-name="Internet_20_link"><text:span text:style-name="Internet_20_link">4</text:span></text:a></text:p>
          <text:p text:style-name="P8"><text:a xlink:type="simple" xlink:href="#__RefHeading__173_1287379622" text:style-name="Internet_20_link" text:visited-style-name="Internet_20_link">A propos des ressources<text:tab/></text:a><text:a xlink:type="simple" xlink:href="#__RefHeading__173_1287379622" text:style-name="Internet_20_link" text:visited-style-name="Internet_20_link"><text:span text:style-name="Internet_20_link">4</text:span></text:a></text:p>
          <text:p text:style-name="P8"><text:a xlink:type="simple" xlink:href="#__RefHeading__175_1287379622" text:style-name="Internet_20_link" text:visited-style-name="Internet_20_link">A propos des types<text:tab/></text:a><text:a xlink:type="simple" xlink:href="#__RefHeading__175_1287379622" text:style-name="Internet_20_link" text:visited-style-name="Internet_20_link"><text:span text:style-name="Internet_20_link">4</text:span></text:a></text:p>
          <text:p text:style-name="P6"><text:a xlink:type="simple" xlink:href="#__RefHeading__177_1287379622" text:style-name="Internet_20_link" text:visited-style-name="Internet_20_link">Liste des fonctionnalités<text:tab/></text:a><text:a xlink:type="simple" xlink:href="#__RefHeading__177_1287379622" text:style-name="Internet_20_link" text:visited-style-name="Internet_20_link"><text:span text:style-name="Internet_20_link">5</text:span></text:a></text:p>
          <text:p text:style-name="P6"><text:a xlink:type="simple" xlink:href="#__RefHeading__179_1287379622" text:style-name="Internet_20_link" text:visited-style-name="Internet_20_link">Prévisions des évolutions<text:tab/></text:a><text:a xlink:type="simple" xlink:href="#__RefHeading__179_1287379622" text:style-name="Internet_20_link" text:visited-style-name="Internet_20_link"><text:span text:style-name="Internet_20_link">6</text:span></text:a></text:p>
        </text:index-body>
      </text:table-of-content>
      <text:p text:style-name="Standard"/>
      <text:h text:style-name="P11" text:outline-level="1"><text:bookmark-start text:name="__RefHeading__131_1287379622"/>Définition des termes employés<text:bookmark-end text:name="__RefHeading__131_1287379622"/></text:h>
      <text:p text:style-name="P10">Nous allons voir ici la définition des termes courramment employés dans ce document. Veuillez noter que les définitions ne s'appliquent qu'à ce document.</text:p>
      <table:table table:name="Tableau1" table:style-name="Tableau1">
        <table:table-column table:style-name="Tableau1.A"/>
        <table:table-column table:style-name="Tableau1.B"/>
        <table:table-row>
          <table:table-cell table:style-name="Tableau1.A1" office:value-type="string">
            <text:p text:style-name="P17">Ressource</text:p>
          </table:table-cell>
          <table:table-cell table:style-name="Tableau1.A1" office:value-type="string">
            <text:p text:style-name="Table_20_Contents">Un ensemble de champs</text:p>
          </table:table-cell>
        </table:table-row>
        <table:table-row>
          <table:table-cell table:style-name="Tableau1.A1" office:value-type="string">
            <text:p text:style-name="P17">Champ</text:p>
          </table:table-cell>
          <table:table-cell table:style-name="Tableau1.A1" office:value-type="string">
            <text:p text:style-name="Table_20_Contents">Une clef, une valeur</text:p>
          </table:table-cell>
        </table:table-row>
        <table:table-row>
          <table:table-cell table:style-name="Tableau1.A1" office:value-type="string">
            <text:p text:style-name="P17">Clef</text:p>
          </table:table-cell>
          <table:table-cell table:style-name="Tableau1.A1" office:value-type="string">
            <text:p text:style-name="Table_20_Contents">Nom unique dans la ressource</text:p>
          </table:table-cell>
        </table:table-row>
        <table:table-row>
          <table:table-cell table:style-name="Tableau1.A1" office:value-type="string">
            <text:p text:style-name="P17">Valeur</text:p>
          </table:table-cell>
          <table:table-cell table:style-name="Tableau1.A1" office:value-type="string">
            <text:p text:style-name="Table_20_Contents">Un type et une donnée typée</text:p>
          </table:table-cell>
        </table:table-row>
        <table:table-row>
          <table:table-cell table:style-name="Tableau1.A1" office:value-type="string">
            <text:p text:style-name="P17">Type</text:p>
          </table:table-cell>
          <table:table-cell table:style-name="Tableau1.A1" office:value-type="string">
            <text:p text:style-name="Table_20_Contents">Un ensemble de règles</text:p>
          </table:table-cell>
        </table:table-row>
        <table:table-row>
          <table:table-cell table:style-name="Tableau1.A1" office:value-type="string">
            <text:p text:style-name="P17">Règle</text:p>
          </table:table-cell>
          <table:table-cell table:style-name="Tableau1.A1" office:value-type="string">
            <text:p text:style-name="Table_20_Contents">Permission ou restriction</text:p>
          </table:table-cell>
        </table:table-row>
      </table:table>
      <text:p text:style-name="Standard"/>
      <text:h text:style-name="P11" text:outline-level="1"><text:bookmark-start text:name="__RefHeading__133_1287379622"/>Expression des besoins<text:bookmark-end text:name="__RefHeading__133_1287379622"/></text:h>
      <text:h text:style-name="Heading_20_2" text:outline-level="2"><text:bookmark-start text:name="__RefHeading__135_1287379622"/>Préambule<text:bookmark-end text:name="__RefHeading__135_1287379622"/></text:h>
      <text:p text:style-name="Standard">Le but premier de cette application est de fournir un service distant permettant de récupérer des ressources formatées selon une convention définie plus bas et générées aléatoirement. Elle doit simuler le fonctionnement conventionnel d'une API. </text:p>
      <text:p text:style-name="Standard">Cette API sera à la fois à buts utilitaire et éducatif. Elle servira à récupérer un grand jeu de données formatées rapidement, utile pour simuler une population de données. Elle servira également à tester les fonctionnalités d'une application dépendante d'une API dont ladite API n'existe pas encore. Elle servira enfin à apprendre à utiliser une API, car le but secondaire est la formation à l'usage des API.</text:p>
      <text:h text:style-name="Heading_20_2" text:outline-level="2"><text:bookmark-start text:name="__RefHeading__169_1287379622"/>Besoins fonctionnels<text:bookmark-end text:name="__RefHeading__169_1287379622"/></text:h>
      <text:p text:style-name="Standard">Cette application est une API (pour Application Programming Interface). Sa nature définit qu'elle doit tourner en autonomie, en permanence et à distance. Comme exprimé plus haut, son but premier est de fournir un service distant permettant de récupérer des ressources formatées. </text:p>
      <text:h text:style-name="Heading_20_3" text:outline-level="3"><text:bookmark-start text:name="__RefHeading__171_1287379622"/>A propos du format<text:bookmark-end text:name="__RefHeading__171_1287379622"/></text:h>
      <text:p text:style-name="Standard">Le format qui a été choisi pour servir de base est le JSON (pour JavaScript Object Notation). Il s'agit d'un format reposant sur des couples clef-valeur, permettant l'accès à l'information en connaissant le nom de ladite information. Qui plus est, ce format est nativement géré par nombre de technologies.</text:p>
      <text:p text:style-name="Standard">Cependant, il doit être possible d'ouvrir l'application à d'autres formats de données.</text:p>
      <text:h text:style-name="Heading_20_3" text:outline-level="3"><text:bookmark-start text:name="__RefHeading__173_1287379622"/>A propos des ressources<text:bookmark-end text:name="__RefHeading__173_1287379622"/></text:h>
      <text:p text:style-name="Standard">Les utilisateurs doivent pouvoir définir les ressources qu'ils souhaitent utiliser. Il doit être possible de créer, modifier et supprimer des ressources. </text:p>
      <text:p text:style-name="Standard">Ce qui doit être accessible à l'utilisateur dans les ressources inclut : le nom de celle-ci, ses clefs, ses valeurs et les types des valeurs. </text:p>
      <text:h text:style-name="Heading_20_3" text:outline-level="3"><text:bookmark-start text:name="__RefHeading__175_1287379622"/>A propos des types<text:bookmark-end text:name="__RefHeading__175_1287379622"/></text:h>
      <text:p text:style-name="Standard">Les utilisateurs doivent pouvoir définir les types avec lesquels ils souhaitent travailler. Il doit être possible de créer, modifier et supprimer des ressources.</text:p>
      <text:p text:style-name="Standard">Ce qui doit être accessible à l'utilisateur dans les types inclut : le nom de celui-ci, l'ensemble de ses règles.</text:p>
      <text:h text:style-name="Heading_20_3" text:outline-level="3">A propos des règles</text:h>
      <text:p text:style-name="Standard">Les règles sont définies à l'intérieur même du code. Aussi, elles sont fixées au préalable et ne sont donc pas modifiables par l'utilisateur. </text:p>
      <text:h text:style-name="Heading_20_2" text:outline-level="2"><text:soft-page-break/>Contraintes</text:h>
      <text:p text:style-name="Standard">L'application devra fonctionner et répondre aux besoins exprimés plus haut. Elle devra en outre respecter les standards de programmation ainsi que les bonnes pratiques techniques, tout en permettant une maintenabilité et une évolutivité non contraignantes. </text:p>
      <text:p text:style-name="Standard">Il y a aussi une contrainte de développement, qui est l'open source. Cette application devra héberger son code source sur un gestionnaire de version accessible en ligne (par exemple : <text:a xlink:type="simple" xlink:href="https://github.com/" text:style-name="Internet_20_link" text:visited-style-name="Visited_20_Internet_20_Link"><text:span text:style-name="T1">github</text:span></text:a>) et permettre à des utilisateurs d'y contribuer s'ils le souhaitent.</text:p>
      <text:h text:style-name="Heading_20_2" text:outline-level="2">Documentation</text:h>
      <text:p text:style-name="Standard">Il va sans dire que le produit final doit être fourni avec une documentation la plus explicite possible. Il va s'agir, pour cette documentation, d'un mélange :</text:p>
      <text:list xml:id="list6647827900601797472" text:style-name="L3">
        <text:list-item>
          <text:p text:style-name="P14">D'une documentation générée automatiquement par un outil tel que Swagger</text:p>
        </text:list-item>
        <text:list-item>
          <text:p text:style-name="P14">D'une documentation écrite par les développeurs du projet</text:p>
        </text:list-item>
        <text:list-item>
          <text:p text:style-name="P14">D'un code source auto-documenté</text:p>
        </text:list-item>
      </text:list>
      <text:h text:style-name="P11" text:outline-level="1"><text:bookmark-start text:name="__RefHeading__177_1287379622"/>Liste des fonctionnalités<text:bookmark-end text:name="__RefHeading__177_1287379622"/></text:h>
      <text:h text:style-name="Heading_20_2" text:outline-level="2">Une API</text:h>
      <text:p text:style-name="Standard">Cette application est une API. Elle doit donc fournir un ensemble de routes nécessaires à son fonctionnement. Elle doit, au maximum, s'approcher de la norme REST (pour REpresentationnal State Transfer) tout en respectant ses propres problématiques. </text:p>
      <text:p text:style-name="Standard">Elle doit être accessible 24h/24, 7j/7, y compris en ligne de commande.</text:p>
      <text:h text:style-name="Heading_20_2" text:outline-level="2">Aléatoire</text:h>
      <text:p text:style-name="Standard">L'aléatoire de cette application respecte plusieurs principes :</text:p>
      <text:list xml:id="list5041091873925103123" text:style-name="L1">
        <text:list-item>
          <text:p text:style-name="P12">La structure de la ressource n'est jamais altérée par l'aléatoire</text:p>
        </text:list-item>
        <text:list-item>
          <text:p text:style-name="P12">Les clefs des champs ne sont jamais altérées par l'aléatoire</text:p>
        </text:list-item>
        <text:list-item>
          <text:p text:style-name="P12">Le type des champs et les règles y afférant ne sont jamais altérés par l'aléatoire</text:p>
        </text:list-item>
        <text:list-item>
          <text:p text:style-name="P12">Les valeurs sont, tout en respectant les principes précédants, aléatoires</text:p>
        </text:list-item>
      </text:list>
      <text:h text:style-name="Heading_20_2" text:outline-level="2">Gestion par l'utilisateur</text:h>
      <text:p text:style-name="Standard">L'utilisateur doit pouvoir créer la ressource qu'il souhaite. Pour cela, il va avoir à sa disposition des routes pour :</text:p>
      <text:list xml:id="list2623139551125135029" text:style-name="L2">
        <text:list-item>
          <text:p text:style-name="P13">Gérer la ressource en elle-même en CRUD (pour Create, Read, Update, Delete)</text:p>
        </text:list-item>
        <text:list-item>
          <text:p text:style-name="P13">Ajouter des champs à sa ressource</text:p>
        </text:list-item>
        <text:list-item>
          <text:p text:style-name="P13">Gérer les types en CRUD</text:p>
        </text:list-item>
        <text:list-item>
          <text:p text:style-name="P13">Assigner des règles à un type</text:p>
        </text:list-item>
        <text:list-item>
          <text:p text:style-name="P13">Typer les valeurs de sa ressource</text:p>
        </text:list-item>
      </text:list>
      <text:h text:style-name="Heading_20_2" text:outline-level="2">Evolutivité</text:h>
      <text:p text:style-name="Standard">Ce principe a d'ores-et-déjà été évoqué, mais le produit final devra être évolutif. Il est en effet amené à être partagé, et notamment sur un gestionnaire de versions. Il sera donc en constant développement.</text:p>
      <text:p text:style-name="Standard">Aussi, les fonctionnalités évoquées plus haut représentent les fonctionnalités minimales de l'application, à savoir une API fonctionnelle et accessible. </text:p>
      <text:p text:style-name="Standard">Vous pourrez retrouver ci-après une liste des évolutions possibles, voire recommandées.</text:p>
      <text:h text:style-name="P11" text:outline-level="1"><text:bookmark-start text:name="__RefHeading__179_1287379622"/>Prévisions des évolutions<text:bookmark-end text:name="__RefHeading__179_1287379622"/></text:h>
      <text:p text:style-name="Standard">Voici une liste, non exhaustive et non ordonnée, d'évolutions envisageable.</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float" office:value="1">
            <text:p text:style-name="P15">1</text:p>
          </table:table-cell>
          <table:table-cell table:style-name="Tableau3.B1" office:value-type="string">
            <text:p text:style-name="P15">CRUD sur les champs</text:p>
          </table:table-cell>
          <table:table-cell table:style-name="Tableau3.B1" office:value-type="string">
            <text:p text:style-name="P15">Faisabilité : 8/10</text:p>
            <text:p text:style-name="P15">Utilité : 8/10</text:p>
          </table:table-cell>
          <table:table-cell table:style-name="Tableau3.D1" office:value-type="string">
            <text:p text:style-name="P15">Il s'agira de permettre de réutiliser des champs déà existants dans d'autres ressources. Il faut donc prévoir un CRUD.</text:p>
          </table:table-cell>
        </table:table-row>
        <table:table-row>
          <table:table-cell table:style-name="Tableau3.A2" office:value-type="float" office:value="2">
            <text:p text:style-name="P15">2</text:p>
          </table:table-cell>
          <table:table-cell table:style-name="Tableau3.B2" office:value-type="string">
            <text:p text:style-name="P15">Librairie JavaScript</text:p>
          </table:table-cell>
          <table:table-cell table:style-name="Tableau3.B2" office:value-type="string">
            <text:p text:style-name="P15">Faisabilité : 7/10</text:p>
            <text:p text:style-name="P15">Utilité : 10/10</text:p>
          </table:table-cell>
          <table:table-cell table:style-name="Tableau3.D2" office:value-type="string">
            <text:p text:style-name="P15">Il s'agira de fournir une librairie JavaScript front-end pour permettre une utilisation plus aisée de l'API</text:p>
          </table:table-cell>
        </table:table-row>
        <table:table-row>
          <table:table-cell table:style-name="Tableau3.A3" office:value-type="float" office:value="3">
            <text:p text:style-name="P15">3</text:p>
          </table:table-cell>
          <table:table-cell table:style-name="Tableau3.B2" office:value-type="string">
            <text:p text:style-name="P15">Interface Web</text:p>
          </table:table-cell>
          <table:table-cell table:style-name="Tableau3.B2" office:value-type="string">
            <text:p text:style-name="P15">Faisabilité : 7,5/10</text:p>
            <text:p text:style-name="P15">Utilité : 10/10</text:p>
            <text:p text:style-name="P15">Recquiert : n°2</text:p>
          </table:table-cell>
          <table:table-cell table:style-name="Tableau3.D2" office:value-type="string">
            <text:p text:style-name="P15">Il s'agira de fournir un site web pour interagir avec l'API de manière visuelle. Cette interface intégrera aussi les documentations et présente un intérêt éducatif évident.</text:p>
          </table:table-cell>
        </table:table-row>
        <table:table-row>
          <table:table-cell table:style-name="Tableau3.A3" office:value-type="float" office:value="4">
            <text:p text:style-name="P15">4</text:p>
          </table:table-cell>
          <table:table-cell table:style-name="Tableau3.B2" office:value-type="string">
            <text:p text:style-name="P15"/>
          </table:table-cell>
          <table:table-cell table:style-name="Tableau3.B2" office:value-type="string">
            <text:p text:style-name="P15"/>
          </table:table-cell>
          <table:table-cell table:style-name="Tableau3.D2" office:value-type="string">
            <text:p text:style-name="P15"/>
          </table:table-cell>
        </table:table-row>
        <table:table-row>
          <table:table-cell table:style-name="Tableau3.A3" office:value-type="float" office:value="5">
            <text:p text:style-name="P15">5</text:p>
          </table:table-cell>
          <table:table-cell table:style-name="Tableau3.B2" office:value-type="string">
            <text:p text:style-name="P15"/>
          </table:table-cell>
          <table:table-cell table:style-name="Tableau3.B2" office:value-type="string">
            <text:p text:style-name="P15"/>
          </table:table-cell>
          <table:table-cell table:style-name="Tableau3.D2" office:value-type="string">
            <text:p text:style-name="P15"/>
          </table:table-cell>
        </table:table-row>
        <table:table-row>
          <table:table-cell table:style-name="Tableau3.A3" office:value-type="float" office:value="6">
            <text:p text:style-name="P15">6</text:p>
          </table:table-cell>
          <table:table-cell table:style-name="Tableau3.B2" office:value-type="string">
            <text:p text:style-name="P15"/>
          </table:table-cell>
          <table:table-cell table:style-name="Tableau3.B2" office:value-type="string">
            <text:p text:style-name="P15"/>
          </table:table-cell>
          <table:table-cell table:style-name="Tableau3.D2" office:value-type="string">
            <text:p text:style-name="P15"/>
          </table:table-cell>
        </table:table-row>
        <table:table-row>
          <table:table-cell table:style-name="Tableau3.A3" office:value-type="float" office:value="7">
            <text:p text:style-name="P15">7</text:p>
          </table:table-cell>
          <table:table-cell table:style-name="Tableau3.B2" office:value-type="string">
            <text:p text:style-name="P15"/>
          </table:table-cell>
          <table:table-cell table:style-name="Tableau3.B2" office:value-type="string">
            <text:p text:style-name="P15"/>
          </table:table-cell>
          <table:table-cell table:style-name="Tableau3.D2" office:value-type="string">
            <text:p text:style-name="P15"/>
          </table:table-cell>
        </table:table-row>
        <table:table-row>
          <table:table-cell table:style-name="Tableau3.A3" office:value-type="float" office:value="8">
            <text:p text:style-name="P15">8</text:p>
          </table:table-cell>
          <table:table-cell table:style-name="Tableau3.B2" office:value-type="string">
            <text:p text:style-name="P15"/>
          </table:table-cell>
          <table:table-cell table:style-name="Tableau3.B2" office:value-type="string">
            <text:p text:style-name="P15"/>
          </table:table-cell>
          <table:table-cell table:style-name="Tableau3.D2" office:value-type="string">
            <text:p text:style-name="P15"/>
          </table:table-cell>
        </table:table-row>
        <table:table-row>
          <table:table-cell table:style-name="Tableau3.A3" office:value-type="float" office:value="9">
            <text:p text:style-name="P15">9</text:p>
          </table:table-cell>
          <table:table-cell table:style-name="Tableau3.B2" office:value-type="string">
            <text:p text:style-name="P15"/>
          </table:table-cell>
          <table:table-cell table:style-name="Tableau3.B2" office:value-type="string">
            <text:p text:style-name="P15"/>
          </table:table-cell>
          <table:table-cell table:style-name="Tableau3.D2" office:value-type="string">
            <text:p text:style-name="P15"/>
          </table:table-cell>
        </table:table-row>
        <table:table-row>
          <table:table-cell table:style-name="Tableau3.A3" office:value-type="float" office:value="10">
            <text:p text:style-name="P15">10</text:p>
          </table:table-cell>
          <table:table-cell table:style-name="Tableau3.B2" office:value-type="string">
            <text:p text:style-name="P15"/>
          </table:table-cell>
          <table:table-cell table:style-name="Tableau3.B2" office:value-type="string">
            <text:p text:style-name="P15"/>
          </table:table-cell>
          <table:table-cell table:style-name="Tableau3.D2" office:value-type="string">
            <text:p text:style-name="P15"/>
          </table:table-cell>
        </table:table-row>
        <table:table-row>
          <table:table-cell table:style-name="Tableau3.A3" office:value-type="float" office:value="11">
            <text:p text:style-name="P15">11</text:p>
          </table:table-cell>
          <table:table-cell table:style-name="Tableau3.B2" office:value-type="string">
            <text:p text:style-name="P15"/>
          </table:table-cell>
          <table:table-cell table:style-name="Tableau3.B2" office:value-type="string">
            <text:p text:style-name="P15"/>
          </table:table-cell>
          <table:table-cell table:style-name="Tableau3.D2" office:value-type="string">
            <text:p text:style-name="P15"/>
          </table:table-cell>
        </table:table-row>
      </table:table>
      <text:p text:style-name="Standard"/>
      <text:h text:style-name="P11" text:outline-level="1">Liste des technologies</text:h>
      <table:table table:name="Tableau5" table:style-name="Tableau5">
        <table:table-column table:style-name="Tableau5.A"/>
        <table:table-column table:style-name="Tableau5.B"/>
        <table:table-row>
          <table:table-cell table:style-name="Tableau5.A1" office:value-type="string">
            <text:p text:style-name="P18">Git</text:p>
          </table:table-cell>
          <table:table-cell table:style-name="Tableau5.A1" office:value-type="string">
            <text:p text:style-name="P9">Il s'agit d'un logiciel de gestion de version. Il est très répandu dans beaucoup de domaines du développement. Il sera utilisé ici via la plate-forme <text:a xlink:type="simple" xlink:href="https://github.com/" text:style-name="Internet_20_link" text:visited-style-name="Visited_20_Internet_20_Link"><text:span text:style-name="T1">GitHub</text:span></text:a>.</text:p>
          </table:table-cell>
        </table:table-row>
        <table:table-row>
          <table:table-cell table:style-name="Tableau5.A1" office:value-type="string">
            <text:p text:style-name="P18">Go (GoLang)</text:p>
          </table:table-cell>
          <table:table-cell table:style-name="Tableau5.A1" office:value-type="string">
            <text:p text:style-name="P9">Il s'agit d'un langage serveur. Il est nativement multi-threads, parallélise les opérations et est donc adapté aux lourdes opérations algorithmiques.</text:p>
          </table:table-cell>
        </table:table-row>
        <table:table-row>
          <table:table-cell table:style-name="Tableau5.A1" office:value-type="string">
            <text:p text:style-name="P18">Framework GoLang</text:p>
          </table:table-cell>
          <table:table-cell table:style-name="Tableau5.A1" office:value-type="string">
            <text:p text:style-name="P21"/>
          </table:table-cell>
        </table:table-row>
        <table:table-row>
          <table:table-cell table:style-name="Tableau5.A1" office:value-type="string">
            <text:p text:style-name="P18">PHP</text:p>
          </table:table-cell>
          <table:table-cell table:style-name="Tableau5.A1" office:value-type="string">
            <text:p text:style-name="P9">Il s'agit d'un langage serveur. Il a fait ses preuves tout au long de son existence. Il profite d'une immense communauté, d'une grande documentation. La facilité d'implémentation justifie aussi son usage pour l'interface web.</text:p>
          </table:table-cell>
        </table:table-row>
        <table:table-row>
          <table:table-cell table:style-name="Tableau5.A1" office:value-type="string">
            <text:p text:style-name="P18">Code Igniter</text:p>
          </table:table-cell>
          <table:table-cell table:style-name="Tableau5.A1" office:value-type="string">
            <text:p text:style-name="P9">Il s'agit d'un framework PHP extrêmement léger, qui facilite l'implémentation de code très répandu dans le web. Il est MVC, et fournit des librairies de code très utiles sans ralentir l'exécution.</text:p>
          </table:table-cell>
        </table:table-row>
        <table:table-row>
          <table:table-cell table:style-name="Tableau5.A1" office:value-type="string">
            <text:p text:style-name="P18">HTML / CSS / JavaScript</text:p>
          </table:table-cell>
          <table:table-cell table:style-name="Tableau5.A1" office:value-type="string">
            <text:p text:style-name="P9">Il s'agit des deux langages incontournables du web front-end. </text:p>
          </table:table-cell>
        </table:table-row>
        <table:table-row>
          <table:table-cell table:style-name="Tableau5.A1" office:value-type="string">
            <text:p text:style-name="P18">Bootstrap</text:p>
          </table:table-cell>
          <table:table-cell table:style-name="Tableau5.A1" office:value-type="string">
            <text:p text:style-name="P9">Il s'agit d'un framework CSS, qui facilite l'implémentation du style. Il est basé sur un système de grille à 12 colonnes.</text:p>
          </table:table-cell>
        </table:table-row>
        <table:table-row>
          <table:table-cell table:style-name="Tableau5.A1" office:value-type="string">
            <text:p text:style-name="P18">jQuery</text:p>
          </table:table-cell>
          <table:table-cell table:style-name="Tableau5.A1" office:value-type="string">
            <text:p text:style-name="P9">Il s'agit d'un framework JavaScript, massivement répandu aujourd'hui. Il permet notamment </text:p>
          </table:table-cell>
        </table:table-row>
        <table:table-row>
          <table:table-cell table:style-name="Tableau5.A1" office:value-type="string">
            <text:p text:style-name="P18">Vue.js</text:p>
          </table:table-cell>
          <table:table-cell table:style-name="Tableau5.A1" office:value-type="string">
            <text:p text:style-name="P9">Il s'agit d'un framework JavaScript. Il sert à faire le lien entre vue et modèle, côté front-end.</text:p>
          </table:table-cell>
        </table:table-row>
        <table:table-row>
          <table:table-cell table:style-name="Tableau5.A1" office:value-type="string">
            <text:p text:style-name="P18">MariaDB</text:p>
          </table:table-cell>
          <table:table-cell table:style-name="Tableau5.A1" office:value-type="string">
            <text:p text:style-name="P9">C'est un système de gestion de bases de données relationnelles. Il servira à stocker les données structurées.</text:p>
          </table:table-cell>
        </table:table-row>
        <table:table-row>
          <table:table-cell table:style-name="Tableau5.A1" office:value-type="string">
            <text:p text:style-name="P18">MongoDB</text:p>
          </table:table-cell>
          <table:table-cell table:style-name="Tableau5.A1" office:value-type="string">
            <text:p text:style-name="P9">C'est un système de gestion de bases de données non relationnelles. Il servira à stocker les données non structurées.</text:p>
          </table:table-cell>
        </table:table-row>
      </table:table>
      <text:h text:style-name="P11" text:outline-level="1">Liens utiles</text:h>
      <table:table table:name="Tableau4" table:style-name="Tableau4">
        <table:table-column table:style-name="Tableau4.A"/>
        <table:table-column table:style-name="Tableau4.B"/>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row>
          <table:table-cell table:style-name="Tableau4.A1" office:value-type="string">
            <text:p text:style-name="P20"/>
          </table:table-cell>
          <table:table-cell table:style-name="Tableau4.A1" office:value-type="string">
            <text:p text:style-name="P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5cm" fo:margin-bottom="0.15cm" fo:text-align="justify" style:justify-single-word="false" fo:text-indent="0.499cm" style:auto-text-indent="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76cm" fo:margin-right="0cm" fo:text-indent="-0.4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00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6cm" fo:margin-right="0cm" fo:text-indent="-0.161cm" style:auto-text-indent="false">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259cm" style:auto-text-indent="false"/>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MP1"><text:page-number text:select-page="current">6</text:page-number>/<text:page-count>9</text:page-count></text:p>
      </style:footer>
    </style:master-page>
    <style:master-page style:name="Right_20_Page" style:display-name="Right Page" style:page-layout-name="Mpm4" style:next-style-name="Left_20_Page">
      <style:footer>
        <text:p text:style-name="MP2"><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Juventin</meta:initial-creator>
    <meta:creation-date>2018-04-10T07:36:27.35</meta:creation-date>
    <dc:date>2018-04-10T13:05:50.09</dc:date>
    <dc:creator>Jordan Juventin</dc:creator>
    <meta:editing-duration>PT4H38M30S</meta:editing-duration>
    <meta:editing-cycles>8</meta:editing-cycles>
    <meta:generator>OpenOffice/4.1.5$Win32 OpenOffice.org_project/415m1$Build-9789</meta:generator>
    <meta:document-statistic meta:table-count="5" meta:image-count="1" meta:object-count="0" meta:page-count="9" meta:paragraph-count="129" meta:word-count="1176" meta:character-count="7434"/>
  </office:meta>
</office:document-meta>
</file>